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cccccc" draw:textarea-horizontal-align="justify" draw:textarea-vertical-align="middle" draw:auto-grow-height="false" fo:min-height="1.732cm" fo:min-width="3.133cm" fo:padding-top="0.15cm" fo:padding-bottom="0.15cm" fo:padding-left="0.275cm" fo:padding-right="0.275cm" draw:shadow="visible" draw:shadow-offset-x="0.102cm" draw:shadow-offset-y="0.102cm" draw:shadow-opacity="70%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367cm" fo:min-width="3.006cm" fo:padding-top="0.15cm" fo:padding-bottom="0.15cm" fo:padding-left="0.275cm" fo:padding-right="0.275cm" draw:shadow="visible" draw:shadow-offset-x="0.102cm" draw:shadow-offset-y="0.102cm" draw:shadow-opacity="70%"/>
    </style:style>
    <style:style style:name="gr3" style:family="graphic" style:parent-style-name="standard">
      <style:graphic-properties draw:stroke="dash" draw:stroke-dash="Fine_20_Dashed" svg:stroke-width="0cm" svg:stroke-color="#000000" draw:marker-start-width="0.124cm" draw:marker-end-width="0.124cm" draw:fill="none" draw:textarea-horizontal-align="justify" draw:textarea-vertical-align="middle" draw:auto-grow-height="false" fo:min-height="5.677cm" fo:min-width="13.936cm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0.937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fill="none" draw:fill-color="#ffffff" fo:min-height="0.843cm" fo:padding-top="0.15cm" fo:padding-bottom="0.15cm" fo:padding-left="0.275cm" fo:padding-right="0.275cm"/>
    </style:style>
    <style:style style:name="gr6" style:family="graphic" style:parent-style-name="standard" style:list-style-name="L1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436cm" fo:min-width="2.753cm" fo:padding-top="0.15cm" fo:padding-bottom="0.15cm" fo:padding-left="0.275cm" fo:padding-right="0.275cm" draw:shadow="visible" draw:shadow-offset-x="0.102cm" draw:shadow-offset-y="0.102cm" draw:shadow-opacity="70%"/>
    </style:style>
    <style:style style:name="gr7" style:family="graphic" style:parent-style-name="standard">
      <style:graphic-properties svg:stroke-width="0.051cm" svg:stroke-color="#000000" draw:marker-start-width="0.431cm" draw:marker-end-width="0.431cm" draw:fill-color="#cccccc" draw:textarea-horizontal-align="justify" draw:textarea-vertical-align="middle" draw:auto-grow-height="false" fo:min-height="0.638cm" fo:min-width="2.372cm" fo:padding-top="0.15cm" fo:padding-bottom="0.15cm" fo:padding-left="0.275cm" fo:padding-right="0.275cm" draw:shadow="visible" draw:shadow-offset-x="0.102cm" draw:shadow-offset-y="0.102cm" draw:shadow-opacity="70%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843cm" fo:min-width="3.895cm" fo:padding-top="0.15cm" fo:padding-bottom="0.15cm" fo:padding-left="0.275cm" fo:padding-right="0.275cm" draw:shadow="visible" draw:shadow-offset-x="0.102cm" draw:shadow-offset-y="0.102cm" draw:shadow-opacity="70%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-color="#cccccc"/>
      <style:paragraph-properties fo:text-align="center"/>
      <style:text-properties style:font-name="Liberation Mono2" fo:font-size="11pt" style:font-size-asian="11pt" style:font-size-complex="11pt"/>
    </style:style>
    <style:style style:name="P3" style:family="paragraph">
      <loext:graphic-properties draw:fill-color="#eeeeee"/>
      <style:paragraph-properties fo:text-align="center"/>
      <style:text-properties style:font-name="Liberation Mono2"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text-align="center" fo:text-indent="0cm"/>
      <style:text-properties style:font-name="Liberation Mono2" fo:font-size="11pt" style:letter-kerning="true" style:font-name-asian="Source Han Sans CN Regular" style:font-size-asian="11pt" style:font-name-complex="Lohit Devanagari" style:font-size-complex="11pt"/>
    </style:style>
    <style:style style:name="P7" style:family="paragraph">
      <loext:graphic-properties draw:fill-color="#eeeeee"/>
      <style:paragraph-properties fo:margin-left="0cm" fo:margin-right="0cm" fo:text-align="center" fo:text-indent="0cm"/>
      <style:text-properties style:font-name="Liberation Mono2" fo:font-size="11pt" style:letter-kerning="true" style:font-name-asian="Source Han Sans CN Regular" style:font-size-asian="11pt" style:font-name-complex="Lohit Devanagari" style:font-size-complex="11pt"/>
    </style:style>
    <style:style style:name="P8" style:family="paragraph">
      <style:paragraph-properties fo:text-align="center"/>
      <style:text-properties style:font-name="Liberation Mono2" fo:font-size="11pt" style:font-size-asian="11pt" style:font-size-complex="11pt"/>
    </style:style>
    <style:style style:name="T1" style:family="text">
      <style:text-properties style:font-name="Liberation Mono2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83cm" svg:height="2.032cm" svg:x="7.35cm" svg:y="3.54cm">
          <text:p text:style-name="P1"><text:span text:style-name="T1">Big Container</text:span></text:p>
          <text:p text:style-name="P1"><text:span text:style-name="T1">Manager</text:span></text:p>
          <text:p text:style-name="P1"><text:span text:style-name="T1">back-en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2.667cm" svg:x="12.303cm" svg:y="3.286cm">
          <text:p text:style-name="P1"><text:span text:style-name="T1">Big Container</text:span></text:p>
          <text:p text:style-name="P1"><text:span text:style-name="T1"><text:s/></text:span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.732cm" svg:height="6.223cm" svg:x="6.461cm" svg:y="2.778cm">
          <text:p/>
          <draw:enhanced-geometry svg:viewBox="0 0 21600 21600" draw:path-stretchpoint-x="10800" draw:path-stretchpoint-y="10800" draw:text-areas="?f3 ?f4 ?f5 ?f6" draw:type="round-rectangle" draw:modifiers="1763.7495422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5.334cm" svg:height="1.237cm" svg:x="15.478cm" svg:y="3.032cm">
          <draw:text-box>
            <text:p/>
          </draw:text-box>
        </draw:frame>
        <draw:frame draw:style-name="gr5" draw:text-style-name="P5" draw:layer="layout" svg:width="3.745cm" svg:height="1.143cm" svg:x="17.57cm" svg:y="2.859cm">
          <draw:text-box>
            <text:p>OpenShift </text:p>
          </draw:text-box>
        </draw:frame>
        <draw:custom-shape draw:style-name="gr6" draw:text-style-name="P7" draw:layer="layout" svg:width="3.302cm" svg:height="2.159cm" svg:x="2.397cm" svg:y="3.413cm">
          <text:p text:style-name="P6">Big Container</text:p>
          <text:p text:style-name="P6">Manager</text:p>
          <text:p text:style-name="P6">front-end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2" draw:layer="layout" svg:width="2.921cm" svg:height="1.778cm" svg:x="15.605cm" svg:y="6.588cm">
          <text:p text:style-name="P8">Controller</text:p>
          <text:p text:style-name="P8">Persistenc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3" draw:layer="layout" svg:width="4.445cm" svg:height="1.143cm" svg:x="1.762cm" svg:y="6.461cm">
          <text:p text:style-name="P1"><text:span text:style-name="T1">Bi</text:span><text:span text:style-name="T1">g </text:span><text:span text:style-name="T1">Co</text:span><text:span text:style-name="T1">nt</text:span><text:span text:style-name="T1">ai</text:span><text:span text:style-name="T1">ne</text:span><text:span text:style-name="T1">r</text:span></text:p>
          <text:p text:style-name="P1"><text:span text:style-name="T1">CL</text:span><text:span text:style-name="T1">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3T21:01:22.103267566</meta:creation-date>
    <dc:date>2016-11-29T21:14:04.970751086</dc:date>
    <meta:editing-duration>PT30M8S</meta:editing-duration>
    <meta:editing-cycles>5</meta:editing-cycles>
    <meta:generator>LibreOffice/5.1.6.2.0$Linux_X86_64 LibreOffice_project/10$Build-2</meta:generator>
    <meta:document-statistic meta:object-count="8"/>
  </office:meta>
</office:document-meta>
</file>